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5.018cm" table:align="left" style:writing-mode="lr-tb"/>
    </style:style>
    <style:style style:name="Tabella1.A" style:family="table-column">
      <style:table-column-properties style:column-width="3.538cm"/>
    </style:style>
    <style:style style:name="Tabella1.B" style:family="table-column">
      <style:table-column-properties style:column-width="3.175cm"/>
    </style:style>
    <style:style style:name="Tabella1.C" style:family="table-column">
      <style:table-column-properties style:column-width="8.304cm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a1.C1" style:family="table-cell">
      <style:table-cell-properties style:vertical-align="top" fo:padding="0.049cm" fo:border="0.05pt solid #000000" style:writing-mode="lr-tb"/>
    </style:style>
    <style:style style:name="Tabella1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a1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text-properties style:font-name="Times New Roman"/>
    </style:style>
    <style:style style:name="P2" style:family="paragraph" style:parent-style-name="Footer">
      <style:text-properties fo:font-size="10pt" style:font-size-asian="10pt" style:font-size-complex="10pt"/>
    </style:style>
    <style:style style:name="P3" style:family="paragraph" style:parent-style-name="Frame_20_contents">
      <style:paragraph-properties fo:margin-top="0cm" fo:margin-bottom="0.212cm" fo:text-align="center" style:justify-single-word="false"/>
      <style:text-properties style:font-name="Times New Roman"/>
    </style:style>
    <style:style style:name="P4" style:family="paragraph" style:parent-style-name="Contents_20_Heading">
      <style:paragraph-properties fo:break-before="page"/>
      <style:text-properties style:font-name="Times New Roman"/>
    </style:style>
    <style:style style:name="P5" style:family="paragraph" style:parent-style-name="Standard">
      <style:paragraph-properties fo:text-align="start" style:justify-single-word="false" fo:break-before="page"/>
      <style:text-properties style:font-name="Times New Roman"/>
    </style:style>
    <style:style style:name="P6" style:family="paragraph" style:parent-style-name="Table_20_Contents">
      <style:paragraph-properties fo:text-align="center" style:justify-single-word="false" style:snap-to-layout-grid="false"/>
      <style:text-properties style:font-name="Times New Roman" fo:font-size="8pt" style:font-size-asian="8pt" style:font-name-complex="Arial" style:font-size-complex="8pt"/>
    </style:style>
    <style:style style:name="P7" style:family="paragraph" style:parent-style-name="Table_20_Contents">
      <style:paragraph-properties fo:text-align="start" style:justify-single-word="false" style:snap-to-layout-grid="false"/>
      <style:text-properties style:font-name="Times New Roman" fo:font-size="8pt" style:font-size-asian="8pt" style:font-name-complex="Arial" style:font-size-complex="8pt"/>
    </style:style>
    <style:style style:name="P8" style:family="paragraph" style:parent-style-name="Table_20_Contents">
      <style:paragraph-properties fo:text-align="start" style:justify-single-word="false" style:snap-to-layout-grid="false"/>
      <style:text-properties style:font-name="Times New Roman" fo:font-size="8pt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0.5pt" fo:font-style="normal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0.5pt" fo:font-weight="bold" style:font-size-asian="10.5pt" style:font-weight-asian="bold" style:font-name-complex="Arial" style:font-size-complex="10.5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0.5pt" fo:font-weight="normal" style:font-size-asian="10.5pt" style:font-weight-asian="normal" style:font-name-complex="Arial" style:font-size-complex="10.5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26pt" style:font-size-asian="26pt" style:font-name-complex="Arial" style:font-size-complex="26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6pt" fo:font-weight="normal" style:font-size-asian="16pt" style:font-weight-asian="normal" style:font-name-complex="Ari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6pt" fo:font-weight="normal" style:font-size-asian="16pt" style:font-weight-asian="normal" style:font-name-complex="Arial" style:font-size-complex="16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9pt" fo:font-style="normal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9pt" fo:font-weight="normal" style:font-size-asian="9pt" style:font-weight-asian="normal" style:font-name-complex="Arial" style:font-size-complex="9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9pt" fo:font-weight="normal" style:font-size-asian="9pt" style:font-weight-asian="normal" style:font-name-complex="Arial" style:font-size-complex="9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8pt" fo:font-weight="normal" style:font-size-asian="8pt" style:font-weight-asian="normal" style:font-name-complex="Arial" style:font-size-complex="8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8pt" style:font-size-asian="8pt" style:font-size-complex="8pt"/>
    </style:style>
    <style:style style:name="P21" style:family="paragraph" style:parent-style-name="Standard">
      <style:paragraph-properties fo:text-align="start" style:justify-single-word="false">
        <style:tab-stops>
          <style:tab-stop style:position="15cm" style:type="right" style:leader-style="dotted" style:leader-text="."/>
          <style:tab-stop style:position="17cm" style:type="right" style:leader-style="dotted" style:leader-text="."/>
        </style:tab-stops>
      </style:paragraph-properties>
      <style:text-properties style:font-name="Times New Roman" fo:font-size="14pt" fo:font-weight="normal" style:font-size-asian="14pt" style:font-weight-asian="normal" style:font-name-complex="Arial" style:font-size-complex="14pt" style:font-weight-complex="normal"/>
    </style:style>
    <style:style style:name="P22" style:family="paragraph" style:parent-style-name="Contents_20_1">
      <style:paragraph-properties>
        <style:tab-stops>
          <style:tab-stop style:position="15cm" style:type="right" style:leader-style="dotted" style:leader-text="."/>
          <style:tab-stop style:position="17cm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4.501cm" style:type="right" style:leader-style="dotted" style:leader-text="."/>
          <style:tab-stop style:position="16.501cm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4.002cm" style:type="right" style:leader-style="dotted" style:leader-text="."/>
          <style:tab-stop style:position="16.002cm" style:leader-style="dotted" style:leader-text="."/>
        </style:tab-stops>
      </style:paragraph-properties>
    </style:style>
    <style:style style:name="P25" style:family="paragraph" style:parent-style-name="Heading_20_2">
      <style:text-properties style:font-name="Times New Roman" fo:font-style="normal" style:font-style-asian="normal" style:font-style-complex="normal"/>
    </style:style>
    <style:style style:name="P26" style:family="paragraph" style:parent-style-name="Heading_20_2">
      <style:text-properties fo:font-variant="normal" fo:text-transform="none" fo:color="#000000" style:text-line-through-style="none" style:font-name="Times" fo:letter-spacing="normal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P27" style:family="paragraph" style:parent-style-name="Heading_20_2">
      <style:text-properties style:font-name="Times" fo:font-size="14pt" fo:font-style="normal" style:font-size-asian="14pt" style:font-style-asian="normal" style:font-size-complex="14pt" style:font-style-complex="normal"/>
    </style:style>
    <style:style style:name="P28" style:family="paragraph" style:parent-style-name="Heading_20_2">
      <style:text-properties style:font-name="Times" fo:font-style="normal" style:font-size-asian="10.5pt" style:font-style-asian="normal" style:font-size-complex="12pt" style:font-style-complex="normal"/>
    </style:style>
    <style:style style:name="P29" style:family="paragraph" style:parent-style-name="Heading_20_2">
      <style:text-properties style:font-name="Times" fo:font-style="normal" style:font-style-asian="normal" style:font-style-complex="normal"/>
    </style:style>
    <style:style style:name="P30" style:family="paragraph" style:parent-style-name="Text_20_body">
      <style:paragraph-properties fo:text-align="justify" style:justify-single-word="false"/>
      <style:text-properties style:font-name="Times New Roman"/>
    </style:style>
    <style:style style:name="P31" style:family="paragraph" style:parent-style-name="Text_20_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32" style:family="paragraph" style:parent-style-name="Text_20_body" style:list-style-name="L3">
      <style:text-properties fo:font-size="12pt"/>
    </style:style>
    <style:style style:name="P33" style:family="paragraph" style:parent-style-name="Text_20_body">
      <style:paragraph-properties fo:text-align="justify" style:justify-single-word="false"/>
    </style:style>
    <style:style style:name="P34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font-name="Times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5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text-line-through-style="none" style:font-name="Times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6" style:family="paragraph" style:parent-style-name="Text_20_body" style:list-style-name="L4">
      <style:text-properties style:font-name="Times" fo:font-style="normal" style:font-size-asian="10.5pt" style:font-style-asian="normal" style:font-size-complex="12pt" style:font-style-complex="normal"/>
    </style:style>
    <style:style style:name="P37" style:family="paragraph" style:parent-style-name="Text_20_body" style:list-style-name="L3">
      <style:text-properties style:font-name="Times" fo:font-size="12pt" fo:font-style="normal" style:font-size-asian="10.5pt" style:font-style-asian="normal" style:font-size-complex="12pt" style:font-style-complex="normal"/>
    </style:style>
    <style:style style:name="P38" style:family="paragraph" style:parent-style-name="Text_20_body" style:list-style-name="L5"/>
    <style:style style:name="P39" style:family="paragraph" style:parent-style-name="Header">
      <style:text-properties style:font-name="Times New Roman" fo:font-size="9pt" style:font-size-asian="9pt" style:font-name-complex="Arial" style:font-size-complex="9pt"/>
    </style:style>
    <style:style style:name="P40" style:family="paragraph" style:parent-style-name="Heading_20_3">
      <style:text-properties fo:font-variant="normal" fo:text-transform="none" fo:color="#000000" style:text-line-through-style="none" style:font-name="Times" fo:font-size="12pt" fo:letter-spacing="normal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P41" style:family="paragraph" style:parent-style-name="Standard" style:master-page-name="Standard">
      <style:paragraph-properties fo:text-align="center" style:justify-single-word="false" style:page-number="auto"/>
      <style:text-properties style:font-name="Times New Roman"/>
    </style:style>
    <style:style style:name="P42" style:family="paragraph" style:parent-style-name="Standard">
      <style:paragraph-properties fo:text-align="center" style:justify-single-word="false"/>
      <style:text-properties style:font-name="Times New Roman" fo:font-size="26pt" style:font-size-asian="26pt" style:font-name-complex="Arial" style:font-size-complex="26pt"/>
    </style:style>
    <style:style style:name="P43" style:family="paragraph" style:parent-style-name="Standard">
      <style:paragraph-properties fo:text-align="center" style:justify-single-word="false"/>
      <style:text-properties style:font-name="Times New Roman" fo:font-size="10.5pt" fo:font-style="normal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Times New Roman" fo:font-size="8pt" fo:font-weight="normal" style:font-size-asian="8pt" style:font-weight-asian="normal" style:font-name-complex="Arial" style:font-size-complex="8pt" style:font-weight-complex="normal"/>
    </style:style>
    <style:style style:name="P45" style:family="paragraph" style:parent-style-name="Standard">
      <style:paragraph-properties fo:text-align="justify" style:justify-single-word="false"/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Heading_20_1">
      <style:paragraph-properties fo:break-before="page"/>
      <style:text-properties style:font-name="Times New Roman"/>
    </style:style>
    <style:style style:name="P48" style:family="paragraph" style:parent-style-name="Heading_20_1">
      <style:paragraph-properties fo:break-before="page"/>
      <style:text-properties style:font-name="Times"/>
    </style:style>
    <style:style style:name="T1" style:family="text">
      <style:text-properties fo:font-size="9pt" style:font-size-asian="9pt" style:font-name-complex="Arial" style:font-size-complex="9pt"/>
    </style:style>
    <style:style style:name="T2" style:family="text">
      <style:text-properties fo:font-size="9pt" style:font-name-asian="Arial" style:font-size-asian="9pt" style:font-name-complex="Arial" style:font-size-complex="9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9pt" style:font-size-asian="9pt" style:font-size-complex="9pt"/>
    </style:style>
    <style:style style:name="T5" style:family="text">
      <style:text-properties style:font-name="Times New Roman" fo:font-size="9pt" style:font-size-asian="9pt" style:font-name-complex="Arial" style:font-size-complex="9pt"/>
    </style:style>
    <style:style style:name="T6" style:family="text">
      <style:text-properties style:font-name="Times New Roman" fo:font-size="9pt" style:font-name-asian="Arial" style:font-size-asian="9pt" style:font-name-complex="Arial" style:font-size-complex="9pt"/>
    </style:style>
    <style:style style:name="T7" style:family="text">
      <style:text-properties fo:font-size="26pt" style:font-size-asian="26pt" style:font-name-complex="Arial" style:font-size-complex="26pt"/>
    </style:style>
    <style:style style:name="T8" style:family="text">
      <style:text-properties fo:font-size="26pt" style:font-name-asian="Arial" style:font-size-asian="26pt" style:font-name-complex="Arial" style:font-size-complex="26pt"/>
    </style:style>
    <style:style style:name="T9" style:family="text">
      <style:text-properties fo:font-size="26pt" fo:font-style="italic" style:font-size-asian="26pt" style:font-style-asian="italic" style:font-name-complex="Arial" style:font-size-complex="26pt" style:font-style-complex="italic"/>
    </style:style>
    <style:style style:name="T10" style:family="text">
      <style:text-properties fo:font-size="26pt" fo:font-style="italic" style:font-name-asian="Arial" style:font-size-asian="26pt" style:font-style-asian="italic" style:font-name-complex="Arial" style:font-size-complex="26pt" style:font-style-complex="italic"/>
    </style:style>
    <style:style style:name="T11" style:family="text">
      <style:text-properties fo:font-size="10.5pt" fo:font-style="normal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2" style:family="text">
      <style:text-properties fo:font-size="10.5pt" fo:font-style="normal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3" style:family="text">
      <style:text-properties fo:font-size="10.5pt" fo:font-style="normal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T14" style:family="text">
      <style:text-properties fo:font-size="10.5pt" fo:font-style="normal" fo:font-weight="bold" style:font-name-asian="Arial" style:font-size-asian="10.5pt" style:font-style-asian="normal" style:font-weight-asian="bold" style:font-name-complex="Arial" style:font-size-complex="10.5pt" style:font-style-complex="normal" style:font-weight-complex="bold"/>
    </style:style>
    <style:style style:name="T15" style:family="text">
      <style:text-properties fo:font-size="16pt" fo:font-style="normal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6" style:family="text">
      <style:text-properties fo:font-size="16pt" fo:font-style="normal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7" style:family="text">
      <style:text-properties style:font-name-asian="Arial" style:font-name-complex="Arial"/>
    </style:style>
    <style:style style:name="T18" style:family="text">
      <style:text-properties style:font-name-complex="Arial"/>
    </style:style>
    <style:style style:name="T19" style:family="text">
      <style:text-properties fo:font-weight="normal" style:font-weight-asian="normal" style:font-name-complex="Arial" style:font-weight-complex="normal"/>
    </style:style>
    <style:style style:name="T20" style:family="text">
      <style:text-properties fo:font-weight="normal" style:font-name-asian="Arial" style:font-weight-asian="normal" style:font-name-complex="Arial" style:font-weight-complex="normal"/>
    </style:style>
    <style:style style:name="T21" style:family="text">
      <style:text-properties fo:font-variant="normal" fo:text-transform="none" fo:color="#000000" style:text-line-through-style="none" fo:letter-spacing="normal" fo:font-style="normal" style:text-underline-style="none" fo:font-weight="normal" style:font-style-asian="normal" style:font-weight-asian="normal" style:font-name-complex="Arial"/>
    </style:style>
    <style:style style:name="T22" style:family="text">
      <style:text-properties fo:font-variant="normal" fo:text-transform="none" fo:color="#000000" style:text-line-through-style="none" fo:letter-spacing="normal" fo:font-style="normal" style:text-underline-style="none" fo:font-weight="normal" style:font-style-asian="normal" style:font-weight-asian="normal" style:font-name-complex="Arial" style:font-style-complex="normal"/>
    </style:style>
    <style:style style:name="T23" style:family="text">
      <style:text-properties fo:font-variant="normal" fo:text-transform="none" fo:color="#000000" style:text-line-through-style="none" fo:letter-spacing="normal" fo:font-style="normal" style:text-underline-style="none" fo:font-weight="normal" style:font-name-asian="Arial" style:font-style-asian="normal" style:font-weight-asian="normal" style:font-name-complex="Arial"/>
    </style:style>
    <style:style style:name="T24" style:family="text">
      <style:text-properties fo:font-variant="normal" fo:text-transform="none" fo:color="#000000" style:text-line-through-style="none" fo:letter-spacing="normal" fo:font-style="normal" style:text-underline-style="none" fo:font-weight="normal" style:font-name-asian="Arial" style:font-style-asian="normal" style:font-weight-asian="normal" style:font-name-complex="Arial" style:font-style-complex="normal"/>
    </style:style>
    <style:style style:name="T25" style:family="text">
      <style:text-properties fo:font-size="12pt"/>
    </style:style>
    <style:style style:name="T26" style:family="text">
      <style:text-properties style:font-size-asian="12pt"/>
    </style:style>
    <style:style style:name="T27" style:family="text">
      <style:text-properties style:font-size-complex="12pt"/>
    </style:style>
    <style:style style:name="T28" style:family="text">
      <style:text-properties style:font-name="Times" fo:font-style="normal" style:font-size-asian="10.5pt" style:font-style-asian="normal" style:font-size-complex="12pt" style:font-style-complex="normal"/>
    </style:style>
    <style:style style:name="T29" style:family="text">
      <style:text-properties style:font-name="Times" fo:font-style="normal" style:font-size-asian="12pt" style:font-style-asian="normal" style:font-size-complex="12pt" style:font-style-complex="normal"/>
    </style:style>
    <style:style style:name="T30" style:family="text">
      <style:text-properties style:font-name="Times" fo:font-style="normal" style:font-style-asian="normal" style:font-style-complex="normal"/>
    </style:style>
    <style:style style:name="fr1" style:family="graphic" style:parent-style-name="Frame">
      <style:graphic-properties fo:margin-left="0.201cm" fo:margin-right="0.201cm" fo:margin-top="0.201cm" fo:margin-bottom="0.201cm" style:wrap="parallel" style:number-wrapped-paragraphs="no-limit" style:vertical-pos="from-top" style:vertical-rel="paragraph" style:horizontal-pos="center" style:horizontal-rel="paragraph" fo:background-color="#ffffff" style:background-transparency="0%" fo:padding-left="0.044cm" fo:padding-right="0.044cm" fo:padding-top="0.212cm" fo:padding-bottom="0.212cm" fo:border="0.51pt solid #000000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draw:frame draw:style-name="fr1" draw:name="Cornice1" text:anchor-type="char" svg:y="0.176cm" svg:width="12.097cm" svg:height="4.487cm" draw:z-index="0"><draw:text-box><text:p text:style-name="P3"><text:span text:style-name="T7">Giacomo</text:span><text:span text:style-name="T8"> </text:span><text:span text:style-name="T7">Quadrio<text:line-break/><text:line-break/></text:span><text:span text:style-name="T9">Drawing</text:span><text:span text:style-name="T10"> </text:span><text:span text:style-name="T9">App</text:span></text:p></draw:text-box></draw:frame></text:p>
      <text:p text:style-name="P12"/>
      <text:p text:style-name="P12"/>
      <text:p text:style-name="P13">Resoconto stage</text:p>
      <text:p text:style-name="P13"/>
      <text:p text:style-name="P10">Sommario</text:p>
      <text:p text:style-name="P43"/>
      <text:p text:style-name="P43">Il presente documento riassume le attività svolte durante la realizzazione del progetto di stage Drawing App, ponendo particolare attenzione sugli standard studiati, sulle tecnologie implementate e sul comportamento dei dispositivi mobile.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pan text:style-name="T15">Informazioni</text:span><text:span text:style-name="T16"> </text:span><text:span text:style-name="T15">documento</text:span></text:p>
      <text:p text:style-name="P14"/>
      <text:p text:style-name="P12"><text:span text:style-name="T13">Nome:</text:span><text:span text:style-name="T12"> resoconto_stage</text:span><text:span text:style-name="T11">_1.0.pdf</text:span></text:p>
      <text:p text:style-name="P12"><text:span text:style-name="T13">Versione:</text:span><text:span text:style-name="T12"> </text:span><text:span text:style-name="T11">1.0</text:span></text:p>
      <text:p text:style-name="P12"><text:span text:style-name="T13">Data</text:span><text:span text:style-name="T14"> </text:span><text:span text:style-name="T13">creazione:</text:span></text:p>
      <text:p text:style-name="P12"><text:span text:style-name="T13">Data</text:span><text:span text:style-name="T14"> </text:span><text:span text:style-name="T13">ultima</text:span><text:span text:style-name="T14"> </text:span><text:span text:style-name="T13">modifica:</text:span></text:p>
      <text:p text:style-name="P12"><text:span text:style-name="T13">Stato</text:span><text:span text:style-name="T14"> </text:span><text:span text:style-name="T13">del</text:span><text:span text:style-name="T14"> </text:span><text:span text:style-name="T13">documento:</text:span></text:p>
      <text:p text:style-name="P9">Distribuzione:</text:p>
      <text:p text:style-name="P5"><text:span text:style-name="T15">Registro</text:span><text:span text:style-name="T16"> </text:span><text:span text:style-name="T15">delle</text:span><text:span text:style-name="T16"> </text:span><text:span text:style-name="T15">modifiche:</text:span></text:p>
      <text:p text:style-name="P15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6">Versione</text:p>
          </table:table-cell>
          <table:table-cell table:style-name="Tabella1.A1" office:value-type="string">
            <text:p text:style-name="P6">Data</text:p>
          </table:table-cell>
          <table:table-cell table:style-name="Tabella1.C1" office:value-type="string">
            <text:p text:style-name="P8"><text:span text:style-name="T17"><text:s/></text:span><text:span text:style-name="T18">Modifiche</text:span><text:span text:style-name="T17"> </text:span><text:span text:style-name="T18">effettuate</text:span></text:p>
          </table:table-cell>
        </table:table-row>
        <table:table-row table:style-name="Tabella1.1">
          <table:table-cell table:style-name="Tabella1.A2" office:value-type="string">
            <text:p text:style-name="P6">1.0</text:p>
          </table:table-cell>
          <table:table-cell table:style-name="Tabella1.A2" office:value-type="string">
            <text:p text:style-name="P6"/>
          </table:table-cell>
          <table:table-cell table:style-name="Tabella1.C2" office:value-type="string">
            <text:p text:style-name="P7">Inserita lista requisiti</text:p>
          </table:table-cell>
        </table:table-row>
        <table:table-row table:style-name="Tabella1.1">
          <table:table-cell table:style-name="Tabella1.A2" office:value-type="string">
            <text:p text:style-name="P6">0.5</text:p>
          </table:table-cell>
          <table:table-cell table:style-name="Tabella1.A2" office:value-type="string">
            <text:p text:style-name="P6"/>
          </table:table-cell>
          <table:table-cell table:style-name="Tabella1.C2" office:value-type="string">
            <text:p text:style-name="P7">Terminata stesura casi d'uso</text:p>
          </table:table-cell>
        </table:table-row>
        <table:table-row table:style-name="Tabella1.1">
          <table:table-cell table:style-name="Tabella1.A2" office:value-type="string">
            <text:p text:style-name="P6">0.4</text:p>
          </table:table-cell>
          <table:table-cell table:style-name="Tabella1.A2" office:value-type="string">
            <text:p text:style-name="P6"/>
          </table:table-cell>
          <table:table-cell table:style-name="Tabella1.C2" office:value-type="string">
            <text:p text:style-name="P7">Inserito capitolo 2.3 competitors ed iniziata stesura casi d'uso</text:p>
          </table:table-cell>
        </table:table-row>
        <table:table-row table:style-name="Tabella1.1">
          <table:table-cell table:style-name="Tabella1.A2" office:value-type="string">
            <text:p text:style-name="P6">0.3</text:p>
          </table:table-cell>
          <table:table-cell table:style-name="Tabella1.A2" office:value-type="string">
            <text:p text:style-name="P6"/>
          </table:table-cell>
          <table:table-cell table:style-name="Tabella1.C2" office:value-type="string">
            <text:p text:style-name="P7">Inseriti capitoli 2.1 e 2.2</text:p>
          </table:table-cell>
        </table:table-row>
        <table:table-row table:style-name="Tabella1.1">
          <table:table-cell table:style-name="Tabella1.A2" office:value-type="string">
            <text:p text:style-name="P6">0.2</text:p>
          </table:table-cell>
          <table:table-cell table:style-name="Tabella1.A2" office:value-type="string">
            <text:p text:style-name="P6"/>
          </table:table-cell>
          <table:table-cell table:style-name="Tabella1.C2" office:value-type="string">
            <text:p text:style-name="P7">Inseriti capitolo 1 - introduzione</text:p>
          </table:table-cell>
        </table:table-row>
        <table:table-row table:style-name="Tabella1.1">
          <table:table-cell table:style-name="Tabella1.A2" office:value-type="string">
            <text:p text:style-name="P6">0.1</text:p>
          </table:table-cell>
          <table:table-cell table:style-name="Tabella1.A2" office:value-type="string">
            <text:p text:style-name="P6"/>
          </table:table-cell>
          <table:table-cell table:style-name="Tabella1.C2" office:value-type="string">
            <text:p text:style-name="P7">Impostata struttura generale</text:p>
          </table:table-cell>
        </table:table-row>
      </table:table>
      <text:p text:style-name="P19"/>
      <text:p text:style-name="P20"><text:span text:style-name="T19">Tabella</text:span><text:span text:style-name="T20"> </text:span><text:span text:style-name="T19">1:</text:span><text:span text:style-name="T20"> </text:span><text:span text:style-name="T19">registro</text:span><text:span text:style-name="T20"> </text:span><text:span text:style-name="T19">delle</text:span><text:span text:style-name="T20"> </text:span><text:span text:style-name="T19">modifiche</text:span></text:p>
      <text:p text:style-name="P19"/>
      <text:p text:style-name="P19"/>
      <text:p text:style-name="P17"/>
      <text:p text:style-name="P4">Indice<text:span text:style-name="T17"> </text:span>generale</text:p>
      <text:table-of-content text:style-name="Sect1" text:name="Indice generale1">
        <text:table-of-content-source text:outline-level="10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7cm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6.002cm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8cm" style:leader-char="." style:with-tab="false"/>
          </text:table-of-content-entry-template>
          <text:index-source-styles text:outline-level="9">
            <text:index-source-style text:style-name="Heading_5f_20_5f_10"/>
            <text:index-source-style text:style-name="Heading_5f_20_5f_10"/>
            <text:index-source-style text:style-name="Heading_5f_20_5f_10"/>
            <text:index-source-style text:style-name="Heading_5f_20_5f_10"/>
          </text:index-source-styles>
          <text:index-source-styles text:outline-level="10">
            <text:index-source-style text:style-name="Heading_5f_20_5f_10"/>
          </text:index-source-styles>
        </text:table-of-content-source>
        <text:index-body>
          <text:p text:style-name="P22">1 Introduzione<text:tab/>4</text:p>
          <text:p text:style-name="P23">1.1 Scopo del documento<text:tab/>4</text:p>
          <text:p text:style-name="P23">1.2 Scopo del prodotto<text:tab/>4</text:p>
          <text:p text:style-name="P23">1.3 Glossario<text:tab/>4</text:p>
          <text:p text:style-name="P23">1.4 Riferimenti<text:tab/>4</text:p>
          <text:p text:style-name="P24">1.4.1 Normativi<text:tab/>4</text:p>
          <text:p text:style-name="P22">2 Strumenti e risorse<text:tab/>5</text:p>
          <text:p text:style-name="P23">2.1 Hardware<text:tab/>5</text:p>
          <text:p text:style-name="P23">2.2 Editor e versionamento<text:tab/>5</text:p>
          <text:p text:style-name="P23">2.3 Strumenti utilizzati<text:tab/>5</text:p>
          <text:p text:style-name="P22">3 Fase di analisi<text:tab/>6</text:p>
          <text:p text:style-name="P23">3.1 Concept dell'applicazione<text:tab/>6</text:p>
        </text:index-body>
      </text:table-of-content>
      <text:p text:style-name="P21"/>
      <text:p text:style-name="P18"/>
      <text:p text:style-name="P16"/>
      <text:h text:style-name="P47" text:outline-level="1">1 Introduzione</text:h>
      <text:h text:style-name="P25" text:outline-level="2">1.1 Scopo del documento</text:h>
      <text:p text:style-name="P30">Lo scopo del documento è quello di esporre le varie attività svolte durante la realizzazione del progetto di stage Drawing App, sia dal punto di vista dello sviluppo software che di studio e ricerca tecnologica. </text:p>
      <text:h text:style-name="P25" text:outline-level="2">1.2 Scopo del prodotto</text:h>
      <text:p text:style-name="P31">Il prodotto ha lo scopo di realizzare un’applicazione dedicata a dispositivi mobile come tablet e smartphone, con lo scopo di permettere all’utente di prendere appunti con varie modalità. L’applicazione prevede quindi che siano implementate varie funzionalità tipiche dei programmi dedicati al disegno o alla stesura di appunti ed anche altre funzionalità più particolari come la possibilità di registrare l’audio ambientale e sincronizzarlo con il testo o tratti presi.</text:p>
      <text:h text:style-name="P25" text:outline-level="2">1.3 Glossario</text:h>
      <text:p text:style-name="P31"><text:span text:style-name="T22">Per</text:span><text:span text:style-name="T24"> </text:span><text:span text:style-name="T22">praticità</text:span><text:span text:style-name="T24"> </text:span><text:span text:style-name="T22">e</text:span><text:span text:style-name="T24"> </text:span><text:span text:style-name="T22">a</text:span><text:span text:style-name="T24"> </text:span><text:span text:style-name="T22">scanso</text:span><text:span text:style-name="T24"> </text:span><text:span text:style-name="T22">di</text:span><text:span text:style-name="T24"> </text:span><text:span text:style-name="T22">equivoci,</text:span><text:span text:style-name="T24"> </text:span><text:span text:style-name="T22">verrà</text:span><text:span text:style-name="T24"> </text:span><text:span text:style-name="T22">creato</text:span><text:span text:style-name="T24"> </text:span><text:span text:style-name="T22">un</text:span><text:span text:style-name="T24"> </text:span><text:span text:style-name="T22">apposito</text:span><text:span text:style-name="T24"> </text:span><text:span text:style-name="T22">documento</text:span><text:span text:style-name="T24"> </text:span><text:span text:style-name="T22">denominato</text:span><text:span text:style-name="T24"> “</text:span><text:span text:style-name="T22">Glossario</text:span><text:span text:style-name="T24">” </text:span><text:span text:style-name="T22">che</text:span><text:span text:style-name="T24"> </text:span><text:span text:style-name="T22">conterrà</text:span><text:span text:style-name="T24"> </text:span><text:span text:style-name="T22">tutti</text:span><text:span text:style-name="T24"> </text:span><text:span text:style-name="T22">i</text:span><text:span text:style-name="T24"> </text:span><text:span text:style-name="T22">termini</text:span><text:span text:style-name="T24"> </text:span><text:span text:style-name="T22">e</text:span><text:span text:style-name="T24"> </text:span><text:span text:style-name="T22">le</text:span><text:span text:style-name="T24"> </text:span><text:span text:style-name="T22">sigle</text:span><text:span text:style-name="T24"> </text:span><text:span text:style-name="T22">utilizzate</text:span><text:span text:style-name="T24"> </text:span><text:span text:style-name="T22">nel</text:span><text:span text:style-name="T24"> </text:span><text:span text:style-name="T22">presente</text:span><text:span text:style-name="T24"> </text:span><text:span text:style-name="T22">documento.</text:span><text:span text:style-name="T24"> </text:span><text:span text:style-name="T22">Questi</text:span><text:span text:style-name="T24"> </text:span><text:span text:style-name="T22">termini</text:span><text:span text:style-name="T24"> </text:span><text:span text:style-name="T22">verranno</text:span><text:span text:style-name="T24"> </text:span><text:span text:style-name="T22">contrassegnati</text:span><text:span text:style-name="T24"> </text:span><text:span text:style-name="T22">all</text:span><text:span text:style-name="T24">’</text:span><text:span text:style-name="T22">interno</text:span><text:span text:style-name="T24"> </text:span><text:span text:style-name="T22">del</text:span><text:span text:style-name="T24"> </text:span><text:span text:style-name="T22">testo</text:span><text:span text:style-name="T24"> </text:span><text:span text:style-name="T22">con</text:span><text:span text:style-name="T24"> </text:span><text:span text:style-name="T22">un</text:span><text:span text:style-name="T24">’</text:span><text:span text:style-name="T22">apposita</text:span><text:span text:style-name="T24"> </text:span><text:span text:style-name="T22">sottolineatura.</text:span></text:p>
      <text:h text:style-name="P26" text:outline-level="2">1.4 Riferimenti</text:h>
      <text:h text:style-name="P40" text:outline-level="3">1.4.1 Normativi</text:h>
      <text:list xml:id="list506173899" text:style-name="L1">
        <text:list-item>
          <text:p text:style-name="P35">Documento di Analisi dei Requisiti, v 1.0 (Analisi_dei_requisiti_V1.0.pdf)</text:p>
        </text:list-item>
        <text:list-item>
          <text:p text:style-name="P35">Documento di Specifica tecnica, v 1.0 (Specifica_tecnica_V1.0.pdf)</text:p>
        </text:list-item>
      </text:list>
      <text:p text:style-name="P34"/>
      <text:h text:style-name="P48" text:outline-level="1">2 Strumenti e risorse</text:h>
      <text:p text:style-name="P33">Di seguito verranno elencati gli strumenti e le risorse, software ed hardware, utilizzate all'interno del progetto Drawing App. Per maggiori informazioni consultare il documento di Specifica tecnica, capitolo 2.</text:p>
      <text:h text:style-name="P27" text:outline-level="2">2.1 Hardware</text:h>
      <text:list xml:id="list1289349581" text:style-name="L3">
        <text:list-item>
          <text:p text:style-name="P37">Persona Computer con S.O. Mac OSX Lion 10.7.4</text:p>
        </text:list-item>
        <text:list-item>
          <text:p text:style-name="P37">Spart Phone LG Optimus One P500 </text:p>
        </text:list-item>
        <text:list-item>
          <text:p text:style-name="P32"><text:span text:style-name="T28">Tablet </text:span><text:span text:style-name="T29">Acer Iconia A500 </text:span></text:p>
        </text:list-item>
      </text:list>
      <text:h text:style-name="P28" text:outline-level="2">2.2 Editor e versionamento</text:h>
      <text:list xml:id="list1494118982" text:style-name="L4">
        <text:list-item>
          <text:p text:style-name="P36">Eclipse 3.7.2 (per i test dell'applicativo Android)</text:p>
        </text:list-item>
        <text:list-item>
          <text:p text:style-name="P36">Sublime Text 2 (per la realizzazione del codice Javascritp, HTML5 e CSS)</text:p>
        </text:list-item>
        <text:list-item>
          <text:p text:style-name="P36">Git (strumento per il versionamento)</text:p>
        </text:list-item>
      </text:list>
      <text:h text:style-name="P29" text:outline-level="2">2.3 Strumenti utilizzati</text:h>
      <text:list xml:id="list419205780" text:style-name="L5">
        <text:list-item>
          <text:p text:style-name="P38"><text:span text:style-name="T30">HTML5</text:span></text:p>
        </text:list-item>
        <text:list-item>
          <text:p text:style-name="P38"><text:span text:style-name="T30">Javascript</text:span></text:p>
        </text:list-item>
        <text:list-item>
          <text:p text:style-name="P38"><text:span text:style-name="T30">JQuery 1.7.2</text:span></text:p>
        </text:list-item>
        <text:list-item>
          <text:p text:style-name="P38"><text:span text:style-name="T30">JSON</text:span></text:p>
        </text:list-item>
        <text:list-item>
          <text:p text:style-name="P38"><text:span text:style-name="T30">Android SDK</text:span></text:p>
        </text:list-item>
        <text:list-item>
          <text:p text:style-name="P38"><text:span text:style-name="T30">PhoneGap – Cordova 1.8.1</text:span></text:p>
        </text:list-item>
      </text:list>
      <text:p text:style-name="Text_20_body"><text:span text:style-name="T30"/></text:p>
      <text:h text:style-name="P46" text:outline-level="1"><text:span text:style-name="T30">3 Fase di analisi</text:span></text:h>
      <text:p text:style-name="P33"><text:span text:style-name="T30">In questo capitolo verrà illustrato innanzitutto il concept iniziale proposto dall'azienda Zucchetti S.p.a. relativo all'applicazione Drawing App. Verranno poi illustrate le successive fasi di analisi svolte per verificarne la fattibilità e lo studio delle tecnologie, con le annesse conclusioni raggiunte.</text:span></text:p>
      <text:h text:style-name="Heading_20_2" text:outline-level="2"><text:span text:style-name="T30">3.1 Concept dell'applicazione</text:span></text:h>
      <text:p text:style-name="P45">Il concept di partenza dell'applicazione prevedeva che si studiasse la fattibilità di un'applicazione Web per la stesura di appunti, dedicata a dispositivi mobile quali tablet e smartphone. L'applicazione non avrebbe dovuto richiedere quindi d'essere installata, ne quindi l'utilizzo di particolari plug-in. L'unico pre-requisito di cui l'utente doveva essere in possesso era un browser web compatibile con HTML5 e JavaScript. </text:p>
      <text:p text:style-name="P45"><text:span text:style-name="T30">L'applicazione era volta ad offrire uno strumento multimediale per la stesura di appunti con notevoli funzionalità a disposizione: tra le quelle che dovevano essere esplorate vi era la correzione del tratto tramite curve di Bezier, ma soprattutto la possibilità di registrare la traccia audio proveniente dall'esterno e nel mentre prendere anche appunti. Una volta terminata la registrazione, doveva essere poi possibile selezionarla, ascoltarla e visionare in tempo reale la stesura dei tratti in sincronia con l'avanzare della traccia. <text:s/>Un'altra funzionalità proposta era poi quella di poter prendere appunti in maniera condivisa tra più utenti, in modo da interagire nella stessa area di lavoro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9pt" style:font-size-asian="9pt" style:font-name-complex="Arial" style:font-size-complex="9pt"/>
    </style:style>
    <style:style style:name="MP2" style:family="paragraph" style:parent-style-name="Header">
      <style:text-properties style:font-name="Times New Roman"/>
    </style:style>
    <style:style style:name="MP3" style:family="paragraph" style:parent-style-name="Footer">
      <style:text-properties fo:font-size="10pt" style:font-size-asian="10pt" style:font-size-complex="10pt"/>
    </style:style>
    <style:style style:name="MT1" style:family="text">
      <style:text-properties fo:font-size="9pt" style:font-size-asian="9pt" style:font-name-complex="Arial" style:font-size-complex="9pt"/>
    </style:style>
    <style:style style:name="MT2" style:family="text">
      <style:text-properties fo:font-size="9pt" style:font-name-asian="Arial" style:font-size-asian="9pt" style:font-name-complex="Arial" style:font-size-complex="9pt"/>
    </style:style>
    <style:style style:name="MT3" style:family="text">
      <style:text-properties style:font-name="Times New Roman" fo:font-size="9pt" style:font-size-asian="9pt" style:font-size-complex="9pt"/>
    </style:style>
    <style:style style:name="MT4" style:family="text">
      <style:text-properties style:font-name="Times New Roman" fo:font-size="9pt" style:font-name-asian="Arial" style:font-size-asian="9pt" style:font-name-complex="Arial" style:font-size-complex="9pt"/>
    </style:style>
    <style:style style:name="MT5" style:family="text">
      <style:text-properties style:font-name="Times New Roman" fo:font-size="9pt" style:font-size-asian="9pt" style:font-name-complex="Arial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pecifica tecnica</text:p>
        <text:p text:style-name="MP2"><text:span text:style-name="MT1">Versione:</text:span><text:span text:style-name="MT2"> </text:span><text:span text:style-name="MT1">1.0</text:span></text:p>
        <text:p text:style-name="MP2"><text:span text:style-name="MT1">Mail:</text:span><text:span text:style-name="MT2"> </text:span><text:span text:style-name="MT1">gquadrio@gmail.com</text:span></text:p>
      </style:header>
      <style:footer>
        <text:p text:style-name="MP3">Specifica tecnica<text:tab/><text:tab/><text:span text:style-name="MT3"><text:page-number text:select-page="current">6</text:page-number></text:span><text:span text:style-name="MT4"> </text:span><text:span text:style-name="MT5">di</text:span><text:span text:style-name="MT4"> </text:span><text:span text:style-name="MT3"><text:page-count style:num-format="1"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9T16:36:54</meta:creation-date>
    <dc:date>2012-07-26T00:44:10</dc:date>
    <meta:editing-duration>PT2H4M26S</meta:editing-duration>
    <meta:editing-cycles>9</meta:editing-cycles>
    <meta:generator>LibreOffice/3.4$Unix LibreOffice_project/340m1$Build-402</meta:generator>
    <meta:document-statistic meta:table-count="1" meta:image-count="0" meta:object-count="0" meta:page-count="6" meta:paragraph-count="78" meta:word-count="649" meta:character-count="4389" meta:non-whitespace-character-count="3822"/>
  </office:meta>
</office:document-meta>
</file>